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1._20_in8">
      <style:table-properties table:display="true" style:writing-mode="lr-tb"/>
    </style:style>
    <style:style style:name="ta2" style:family="table" style:master-page-name="PageStyle_5f_2._20_iceKnives32">
      <style:table-properties table:display="true" style:writing-mode="lr-tb"/>
    </style:style>
    <style:style style:name="ta3" style:family="table" style:master-page-name="PageStyle_5f_3._20_prePlate33">
      <style:table-properties table:display="true" style:writing-mode="lr-tb"/>
    </style:style>
    <style:style style:name="ta4" style:family="table" style:master-page-name="PageStyle_5f_4._20_soloH26">
      <style:table-properties table:display="true" style:writing-mode="lr-tb"/>
    </style:style>
    <style:style style:name="ta5" style:family="table" style:master-page-name="PageStyle_5f_5._20_duSky24">
      <style:table-properties table:display="true" style:writing-mode="lr-tb"/>
    </style:style>
    <style:style style:name="ta6" style:family="table" style:master-page-name="PageStyle_5f_6._20_shAllow38">
      <style:table-properties table:display="true" style:writing-mode="lr-tb"/>
    </style:style>
    <style:style style:name="ta7" style:family="table" style:master-page-name="PageStyle_5f_7._20_decEnter27">
      <style:table-properties table:display="true" style:writing-mode="lr-tb"/>
    </style:style>
    <style:style style:name="ta8" style:family="table" style:master-page-name="PageStyle_5f_8._20_sciLetter3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9" style:family="table-cell" style:parent-style-name="Default">
      <style:table-cell-properties fo:background-color="#00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1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2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2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in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in8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Tick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nipp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tern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me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ir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ll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ecim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h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lo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s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ont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urr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gu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b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un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g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ne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he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l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ro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epos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offs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tra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d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l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raf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r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p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n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star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External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iceKnives3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iceKnives32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Self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pack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hie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cha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stit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et.bluepr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stim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packe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Power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range.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d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migrate.n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memory.bl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e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convert.pu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m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interpret.metho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erio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balloon.s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rea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prototype.cop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un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cosy.ai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ar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forma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Electiv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chain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Degre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f.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w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i.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o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p.i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xyz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pheral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et.blueprint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Mod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 office:value-type="string" calcext:value-type="string">
            <text:p>recycle.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cer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27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28" office:value-type="string" calcext:value-type="string">
            <text:p>.i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Nonetheless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prePlate33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style-name="ce1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ePlate33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ree &gt; Expert &gt; Debate &gt; Condition &gt; Bread &gt; Alarm &gt; </text:p>
          </table:table-cell>
          <table:table-cell table:style-name="ce16" office:value-type="string" calcext:value-type="string">
            <text:p>Application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procedur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ex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decid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mm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initi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ere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cre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du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process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execu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a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witch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viron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verify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ul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featur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usin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eiz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li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mandatory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o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extra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uthen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devic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cryp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ystem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ecryp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us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pyrigh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offic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relat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nso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mak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di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wav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mi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interest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ay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band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ggreg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reason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ist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slim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lectr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bit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u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_whole_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unci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_group_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Fuse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ocedur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ith &gt; Easy &gt; Diet &gt; Cost &gt; Brand &gt; Appeal &gt; </text:p>
          </table:table-cell>
          <table:table-cell table:style-name="ce16" office:value-type="string" calcext:value-type="string">
            <text:p>Syntax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A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ea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nage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cur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ha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rchitec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du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aracteris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ec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o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rganis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r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trument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pre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g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ecialis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rea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vers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form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oo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rminolog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a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smet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a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echanis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j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rpor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he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assif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ha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muni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ativ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wi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knowledge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igh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chnolog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ow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mi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in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ccup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k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mmet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gre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ploma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lo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duc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unique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Requiremen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decid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riend &gt; Elite &gt; Dive &gt; Clock &gt; Boat &gt; Ask &gt; </text:p>
          </table:table-cell>
          <table:table-cell table:style-name="ce16" office:value-type="string" calcext:value-type="string">
            <text:p>Scrip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B#2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e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ro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o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ene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diu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two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qui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usto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as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b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sk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ur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e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u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ree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un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symmet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o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mbo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ig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inea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nt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b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ve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ea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h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d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intai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og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y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ent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as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at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ie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o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t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pposi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r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imil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es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ng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li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p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forma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Heading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initia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un &gt; Esteem &gt; Depict &gt; Castle &gt; Bind &gt; Arts &gt; </text:p>
          </table:table-cell>
          <table:table-cell table:style-name="ce16" office:value-type="string" calcext:value-type="string">
            <text:p>Torre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C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ew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a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ur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u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nalog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erio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t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ando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w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ri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strib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co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oo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pa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icro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n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atc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e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ex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bm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hi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l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ith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ompli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qu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sid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evi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ntin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Un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dap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lob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que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irtu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ogarith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oi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or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uc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u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ring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ngt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in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i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for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let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Gross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crea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una &amp; Flora &gt; Epic &gt; Dais &gt; Cave &gt; By &gt; All &gt; </text:p>
          </table:table-cell>
          <table:table-cell table:style-name="ce16" office:value-type="string" calcext:value-type="string">
            <text:p>Infrastructure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D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ra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ess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cl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yli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cl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n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dm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gaz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t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erti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mpan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und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o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ropri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abl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tu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ed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sur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noram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or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u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eal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uo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iff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o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s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urd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Quart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il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equenc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ed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rac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apsu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ircumst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atelli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lev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paq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os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hrow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rro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mp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faul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atib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i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function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Lexicon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process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act &gt; Elect &gt; Dense &gt; Cream &gt; Bridge &gt; At &gt; </text:p>
          </table:table-cell>
          <table:table-cell table:style-name="ce16" office:value-type="string" calcext:value-type="string">
            <text:p>Quantum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E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plas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amp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loa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po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bstra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ff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lu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ag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lt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mpa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lig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u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ext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oli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pon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uaran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bj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e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ucce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on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quis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ece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utin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a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ddr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jac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tell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radi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i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lf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lia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o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mma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actic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terfa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ppl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tin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ignat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tring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etc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al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eler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jump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Periodic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execute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lat &gt; Energy &gt; Date &gt; Case &gt; Border &gt; Aim &gt; </text:p>
          </table:table-cell>
          <table:table-cell table:style-name="ce16" office:value-type="string" calcext:value-type="string">
            <text:p>Motor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F#5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as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ra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xpl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e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a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ceiv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orq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raph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us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u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chem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re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hif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las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ces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mple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ig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totyp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et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ssembl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po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mplifi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ul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nesi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quali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velop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st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ceiv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adi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ypograph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ur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ploy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scal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mmunic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fl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ttribu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hroug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ac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Whe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rrow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buff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u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transm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mp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ctiona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ik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mplo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ing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swing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Wool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switch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luid &gt; Explore &gt; Drive &gt; Choice &gt; Book &gt; And &gt; </text:p>
          </table:table-cell>
          <table:table-cell table:style-name="ce16" office:value-type="string" calcext:value-type="string">
            <text:p>Wrap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G#3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fil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hai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spon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empora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ener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plan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ish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ortfoli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uthentica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nemon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eb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clus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ane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arth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hibern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c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namespa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ocum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ethodolog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ouch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bra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avouri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ccesso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olida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iscellane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fess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eposito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clus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aste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xamp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serv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Materia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vestm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dvisor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ramewor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ynonymo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pla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Ultima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mast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essu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red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ypo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uthorisati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mar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qui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oti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kerne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fterwo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latform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lbu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problem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Quotation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_verify_</text:p>
          </table:table-cell>
          <table:table-cell table:style-name="ce10" office:value-type="string" calcext:value-type="string">
            <text:p>:</text:p>
          </table:table-cell>
          <table:table-cell table:style-name="ce14" office:value-type="string" calcext:value-type="string">
            <text:p>Fire &gt; Evaluate &gt; Discover &gt; Cone &gt; Base &gt; Assert &gt; </text:p>
          </table:table-cell>
          <table:table-cell table:style-name="ce16" office:value-type="string" calcext:value-type="string">
            <text:p>Hood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H#4</text:p>
          </table:table-cell>
          <table:table-cell table:style-name="ce23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style-name="ce1" table:number-columns-repeated="6"/>
          <table:table-cell table:style-name="ce24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oub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verag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utom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ingu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l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origin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aramou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iti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logu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haracter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Herita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rra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tti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lectr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formativ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ertex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centra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coi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ribu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rox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bstitut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cid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Nomine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web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iorit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ev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Knowled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zet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yr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inqui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rchar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leas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ngredien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percenti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edict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ctivit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tinuou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v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uida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ribbon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Profi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fossi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Immers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antiqu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ic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gam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i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29" office:value-type="string" calcext:value-type="string">
            <text:p>_discover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ffshor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string" calcext:value-type="string">
            <text:p>-</text:p>
          </table:table-cell>
          <table:table-cell table:style-name="ce30" office:value-type="string" calcext:value-type="string">
            <text:p>_pencil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Monument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2">
          <table:table-cell/>
          <table:table-cell table:style-name="ce1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style-name="ce1"/>
          <table:table-cell table:number-columns-repeated="1015"/>
        </table:table-row>
        <table:table-row table:style-name="ro2">
          <table:table-cell/>
          <table:table-cell table:style-name="ce1" table:number-columns-repeated="8"/>
          <table:table-cell table:number-columns-repeated="1015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soloH26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oloH26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Accou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ixtur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crony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ssoci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Dus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gener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ag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xamin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onvenien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ca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eries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index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andar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ynamic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dge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local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il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passag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egio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mplit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Object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ubst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Alph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normo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et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bonus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Gamma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eviden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Room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facilita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ork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portabl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Band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multitud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urface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hook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Strain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advanc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arri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condu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Transfe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reflect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Lamp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harmony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Classic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synchronis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Embody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distribute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Flavour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 office:value-type="string" calcext:value-type="string">
            <text:p>broker</text:p>
          </table:table-cell>
          <table:table-cell table:style-name="ce11" office:value-type="string" calcext:value-type="string">
            <text:p>:</text:p>
          </table:table-cell>
          <table:table-cell table:style-name="ce13"/>
          <table:table-cell table:style-name="ce17" office:value-type="string" calcext:value-type="string">
            <text:p>Vessel</text:p>
          </table:table-cell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 office:value-type="string" calcext:value-type="string">
            <text:p>thumb</text:p>
          </table:table-cell>
          <table:table-cell table:style-name="ce12" office:value-type="string" calcext:value-type="string">
            <text:p>:</text:p>
          </table:table-cell>
          <table:table-cell table:style-name="ce15"/>
          <table:table-cell table:style-name="ce18" office:value-type="string" calcext:value-type="string">
            <text:p>Tuesday</text:p>
          </table:table-cell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duSky24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duSky24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 office:value-type="string" calcext:value-type="string">
            <text:p>Instant</text:p>
          </table:table-cell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shAllow38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hAllow38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decEnter27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decEnter27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sciLetter34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-</text:p>
          </table:table-cell>
          <table:table-cell table:style-name="ce7" office:value-type="string" calcext:value-type="string">
            <text:p>sciLetter34</text:p>
          </table:table-cell>
          <table:table-cell table:style-name="ce10" office:value-type="string" calcext:value-type="string">
            <text:p>:</text:p>
          </table:table-cell>
          <table:table-cell table:style-name="ce14"/>
          <table:table-cell table:style-name="ce16"/>
          <table:table-cell table:style-name="ce10" office:value-type="string" calcext:value-type="string">
            <text:p>//</text:p>
          </table:table-cell>
          <table:table-cell table:style-name="ce20" office:value-type="string" calcext:value-type="string">
            <text:p>#</text:p>
          </table:table-cell>
          <table:table-cell table:style-name="ce23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3"/>
          <table:table-cell table:style-name="ce1" table:number-columns-repeated="6"/>
          <table:table-cell table:style-name="ce24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" calcext:value-type="float">
            <text:p>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5" calcext:value-type="float">
            <text:p>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6" calcext:value-type="float">
            <text:p>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7" calcext:value-type="float">
            <text:p>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8" calcext:value-type="float">
            <text:p>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9" calcext:value-type="float">
            <text:p>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0" calcext:value-type="float">
            <text:p>1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1" calcext:value-type="float">
            <text:p>1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2" calcext:value-type="float">
            <text:p>1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3" calcext:value-type="float">
            <text:p>1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4" calcext:value-type="float">
            <text:p>1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5" calcext:value-type="float">
            <text:p>1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6" calcext:value-type="float">
            <text:p>16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7" calcext:value-type="float">
            <text:p>17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8" calcext:value-type="float">
            <text:p>18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19" calcext:value-type="float">
            <text:p>19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0" calcext:value-type="float">
            <text:p>20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1" calcext:value-type="float">
            <text:p>21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2" calcext:value-type="float">
            <text:p>22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3" calcext:value-type="float">
            <text:p>23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-</text:p>
          </table:table-cell>
          <table:table-cell table:style-name="ce8"/>
          <table:table-cell table:style-name="ce11" office:value-type="string" calcext:value-type="string">
            <text:p>:</text:p>
          </table:table-cell>
          <table:table-cell table:style-name="ce13"/>
          <table:table-cell table:style-name="ce17"/>
          <table:table-cell table:style-name="ce11" office:value-type="string" calcext:value-type="string">
            <text:p>//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5" office:value-type="string" calcext:value-type="string">
            <text:p>-</text:p>
          </table:table-cell>
          <table:table-cell table:style-name="ce9"/>
          <table:table-cell table:style-name="ce12" office:value-type="string" calcext:value-type="string">
            <text:p>:</text:p>
          </table:table-cell>
          <table:table-cell table:style-name="ce15"/>
          <table:table-cell table:style-name="ce18"/>
          <table:table-cell table:style-name="ce12" office:value-type="string" calcext:value-type="string">
            <text:p>//</text:p>
          </table:table-cell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-</text:p>
          </table:table-cell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/>
          <table:table-cell table:style-name="ce1"/>
          <table:table-cell table:style-name="ce13" table:number-columns-repeated="2"/>
          <table:table-cell table:style-name="ce1"/>
          <table:table-cell table:style-name="ce19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in8" style:display-name="PageStyle_1. in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iceKnives32" style:display-name="PageStyle_2. iceKnives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prePlate33" style:display-name="PageStyle_3. prePlate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soloH26" style:display-name="PageStyle_4. soloH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duSky24" style:display-name="PageStyle_5. duSky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shAllow38" style:display-name="PageStyle_6. shAllow3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decEnter27" style:display-name="PageStyle_7. decEnter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_20_sciLetter34" style:display-name="PageStyle_8. sciLetter3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3197" meta:object-count="0"/>
    <meta:generator>LibreOfficeDev/6.0.5.2$Linux_X86_64 LibreOffice_project/</meta:generator>
  </office:meta>
</office:document-meta>
</file>